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draw:fill="none" draw:fill-color="#ffffff" draw:auto-grow-width="true" fo:min-height="0.935cm" fo:min-width="4.333cm"/>
    </style:style>
    <style:style style:name="gr4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4.1cm" svg:y="6.301cm">
          <draw:text-box>
            <text:p text:style-name="P1"><text:span text:style-name="T2">Test of loopback</text:span></text:p>
          </draw:text-box>
        </draw:frame>
        <draw:frame draw:style-name="gr3" draw:text-style-name="P4" draw:layer="layout" svg:width="4.833cm" svg:height="1.185cm" svg:x="19.667cm" svg:y="2.516cm">
          <draw:text-box>
            <text:p><text:span text:style-name="T3"><text:file-name text:display="name">GUITest005</text:file-name></text:span></text:p>
          </draw:text-box>
        </draw:frame>
        <draw:connector draw:style-name="gr4" draw:text-style-name="P5" draw:layer="layout" draw:type="curve" svg:x1="32.098cm" svg:y1="22.098cm" svg:x2="22.001cm" svg:y2="22.099cm" draw:start-shape="id1" draw:start-glue-point="4" draw:end-shape="id1" draw:end-glue-point="6" svg:d="M32098 22098c0 1056-10097 1055-10097 1" svg:viewBox="0 0 10098 793">
          <text:p/>
        </draw:connector>
        <draw:g xml:id="id2" draw:id="id2">
          <draw:g>
            <draw:custom-shape draw:style-name="gr5" draw:text-style-name="P7" draw:layer="layout" svg:width="0.8cm" svg:height="0.3cm" svg:x="18.5cm" svg:y="24.502cm">
              <text:p text:style-name="P6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2.5cm" svg:height="0.3cm" svg:x="19.3cm" svg:y="24.5cm">
              <text:p text:style-name="P6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7" draw:layer="layout" svg:width="3.3cm" svg:height="0.3cm" svg:x="18.5cm" svg:y="24.5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8" draw:layer="layout" draw:type="line" svg:x1="20.15cm" svg:y1="24.5cm" svg:x2="22.001cm" svg:y2="22.099cm" draw:start-shape="id2" draw:start-glue-point="0" draw:end-shape="id1" draw:end-glue-point="6" svg:d="M20150 24500l1851-2401" svg:viewBox="0 0 1852 2402">
          <text:p/>
        </draw:connector>
        <draw:connector draw:style-name="gr8" draw:text-style-name="P8" draw:layer="layout" draw:type="line" svg:x1="34.6cm" svg:y1="26.551cm" svg:x2="32.098cm" svg:y2="22.098cm" draw:start-shape="id3" draw:end-shape="id1" draw:end-glue-point="4" svg:d="M34600 26551l-2502-4453" svg:viewBox="0 0 2503 4454">
          <text:p/>
        </draw:connector>
        <draw:g xml:id="id3" draw:id="id3">
          <draw:g>
            <draw:custom-shape draw:style-name="gr5" draw:text-style-name="P7" draw:layer="layout" svg:width="0.8cm" svg:height="0.3cm" svg:x="34.6cm" svg:y="26.102cm">
              <text:p text:style-name="P6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2.5cm" svg:height="0.3cm" svg:x="35.4cm" svg:y="26.1cm">
              <text:p text:style-name="P6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7" draw:layer="layout" svg:width="3.3cm" svg:height="0.3cm" svg:x="34.6cm" svg:y="26.402cm">
              <text:p text:style-name="P6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7" draw:layer="layout" svg:width="1.1cm" svg:height="0.3cm" svg:x="36.8cm" svg:y="26.702cm">
                <text:p text:style-name="P6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7" draw:layer="layout" svg:width="1.1cm" svg:height="0.3cm" svg:x="34.6cm" svg:y="26.702cm">
                <text:p text:style-name="P6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7" draw:layer="layout" svg:width="1.1cm" svg:height="0.3cm" svg:x="35.7cm" svg:y="26.702cm">
                <text:p text:style-name="P6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lue-point draw:id="4" svg:x="4.808cm" svg:y="4.757cm"/>
          <draw:glue-point draw:id="5" svg:x="0.046cm" svg:y="-4.639cm"/>
          <draw:glue-point draw:id="6" svg:x="-4.809cm" svg:y="4.759cm"/>
          <draw:frame draw:style-name="gr11" draw:text-style-name="P10" draw:layer="layout" svg:width="5.549cm" svg:height="4.74cm" svg:x="24.517cm" svg:y="17.202cm">
            <draw:text-box>
              <text:p text:style-name="P9"><text:span text:style-name="T5">One</text:span></text:p>
            </draw:text-box>
          </draw:frame>
          <draw:polygon draw:style-name="gr12" draw:text-style-name="P11" draw:layer="layout" svg:width="9.721cm" svg:height="7.479cm" svg:x="22.189cm" svg:y="14.5cm" svg:viewBox="0 0 9722 7480" draw:points="0,7480 9722,7480 4858,0">
            <text:p/>
          </draw:polygon>
          <draw:custom-shape draw:style-name="gr13" draw:text-style-name="P12" draw:layer="layout" svg:width="0.486cm" svg:height="0.5cm" svg:x="21.8cm" svg:y="21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486cm" svg:height="0.5cm" svg:x="31.814cm" svg:y="2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486cm" svg:height="0.5cm" svg:x="26.807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6T17:46:34.962000000</dc:date>
    <meta:editing-duration>PT12H26M49S</meta:editing-duration>
    <meta:editing-cycles>60</meta:editing-cycles>
    <meta:document-statistic meta:object-count="27"/>
  </office:meta>
</office:document-meta>
</file>